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6e6e6" fo:border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33cc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ce12"/>
        <table:table-column table:style-name="co2" table:number-columns-repeated="1012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SATSolver Luis García Estrades</text:p>
          </table:table-cell>
          <table:covered-table-cell table:number-columns-repeated="3" table:style-name="ce6"/>
          <table:covered-table-cell table:style-name="ce9"/>
          <table:table-cell table:style-name="ce10" office:value-type="string" calcext:value-type="string" table:number-columns-spanned="4" table:number-rows-spanned="1">
            <text:p>PicoSAT</text:p>
          </table:table-cell>
          <table:covered-table-cell table:number-columns-repeated="2" table:style-name="ce6"/>
          <table:covered-table-cell table:style-name="ce11"/>
          <table:table-cell table:number-columns-repeated="1013"/>
        </table:table-row>
        <table:table-row table:style-name="ro1">
          <table:table-cell table:style-name="ce2" office:value-type="string" calcext:value-type="string">
            <text:p>Input file</text:p>
          </table:table-cell>
          <table:table-cell table:style-name="ce3" office:value-type="string" calcext:value-type="string">
            <text:p>Sat/Unsa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ecisions</text:p>
          </table:table-cell>
          <table:table-cell table:style-name="ce3" office:value-type="string" calcext:value-type="string">
            <text:p>propagations/s</text:p>
          </table:table-cell>
          <table:table-cell table:style-name="ce3" office:value-type="string" calcext:value-type="string">
            <text:p>propagation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ecisions</text:p>
          </table:table-cell>
          <table:table-cell table:style-name="ce3" office:value-type="string" calcext:value-type="string">
            <text:p>propagations/s</text:p>
          </table:table-cell>
          <table:table-cell table:style-name="ce7" office:value-type="string" calcext:value-type="string">
            <text:p>propagations</text:p>
          </table:table-cell>
          <table:table-cell table:style-name="ce13"/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Vars-100-1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0.009519" calcext:value-type="float">
            <text:p>0.009519</text:p>
          </table:table-cell>
          <table:table-cell table:style-name="ce7" office:value-type="float" office:value="71538" calcext:value-type="float">
            <text:p>71538</text:p>
          </table:table-cell>
          <table:table-cell table:style-name="ce7" office:value-type="float" office:value="66078.4" calcext:value-type="float">
            <text:p>66078.4</text:p>
          </table:table-cell>
          <table:table-cell table:style-name="ce7" table:formula="of:=ROUND([.E3]*[.C3])" office:value-type="float" office:value="629" calcext:value-type="float">
            <text:p/>
          </table:table-cell>
          <table:table-cell table:style-name="ce7" office:value-type="float" office:value="0.004" calcext:value-type="float">
            <text:p>0.004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2082250" calcext:value-type="float">
            <text:p>2082250</text:p>
          </table:table-cell>
          <table:table-cell table:style-name="ce7" table:formula="of:=ROUND([.I3]*[.G3])" office:value-type="float" office:value="8329" calcext:value-type="float">
            <text:p/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ars-100-2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001588" calcext:value-type="float">
            <text:p>0.001588</text:p>
          </table:table-cell>
          <table:table-cell table:style-name="ce8" office:value-type="float" office:value="5833" calcext:value-type="float">
            <text:p>5833</text:p>
          </table:table-cell>
          <table:table-cell table:style-name="ce8" office:value-type="float" office:value="39042.8" calcext:value-type="float">
            <text:p>39042.8</text:p>
          </table:table-cell>
          <table:table-cell table:style-name="ce8" table:formula="of:=ROUND([.E4]*[.C4])" office:value-type="float" office:value="62" calcext:value-type="float">
            <text:p/>
          </table:table-cell>
          <table:table-cell table:style-name="ce8" office:value-type="float" office:value="0.004928" calcext:value-type="float">
            <text:p>0.004928</text:p>
          </table:table-cell>
          <table:table-cell table:style-name="ce8" table:formula="of:=ROUND([.K4]*[.G4])" office:value-type="float" office:value="373" calcext:value-type="float">
            <text:p/>
          </table:table-cell>
          <table:table-cell table:style-name="ce8" table:formula="of:=[.J4]/[.G4]" office:value-type="float" office:value="1869521.1038961" calcext:value-type="float">
            <text:p/>
          </table:table-cell>
          <table:table-cell table:style-name="ce8" office:value-type="float" office:value="9213" calcext:value-type="float">
            <text:p>9213</text:p>
          </table:table-cell>
          <table:table-cell office:value-type="float" office:value="75689.94" calcext:value-type="float">
            <text:p>75689.9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00-3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0.005376" calcext:value-type="float">
            <text:p>0.005376</text:p>
          </table:table-cell>
          <table:table-cell table:style-name="ce7" office:value-type="float" office:value="147861" calcext:value-type="float">
            <text:p>147861</text:p>
          </table:table-cell>
          <table:table-cell table:style-name="ce7" office:value-type="float" office:value="238467" calcext:value-type="float">
            <text:p>238467</text:p>
          </table:table-cell>
          <table:table-cell table:style-name="ce7" table:formula="of:=ROUND([.E5]*[.C5])" office:value-type="float" office:value="1282" calcext:value-type="float">
            <text:p/>
          </table:table-cell>
          <table:table-cell table:style-name="ce7" office:value-type="float" office:value="0.005356" calcext:value-type="float">
            <text:p>0.005356</text:p>
          </table:table-cell>
          <table:table-cell table:style-name="ce7" table:formula="of:=ROUND([.K5]*[.G5])" office:value-type="float" office:value="577" calcext:value-type="float">
            <text:p/>
          </table:table-cell>
          <table:table-cell table:style-name="ce7" table:formula="of:=[.J5]/[.G5]" office:value-type="float" office:value="2734316.65421957" calcext:value-type="float">
            <text:p/>
          </table:table-cell>
          <table:table-cell table:style-name="ce7" office:value-type="float" office:value="14645" calcext:value-type="float">
            <text:p>14645</text:p>
          </table:table-cell>
          <table:table-cell office:value-type="float" office:value="107729.66" calcext:value-type="float">
            <text:p>107729.6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00-4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0.007026" calcext:value-type="float">
            <text:p>0.007026</text:p>
          </table:table-cell>
          <table:table-cell table:style-name="ce8" office:value-type="float" office:value="125261" calcext:value-type="float">
            <text:p>125261</text:p>
          </table:table-cell>
          <table:table-cell table:style-name="ce8" office:value-type="float" office:value="160974" calcext:value-type="float">
            <text:p>160974</text:p>
          </table:table-cell>
          <table:table-cell table:style-name="ce8" table:formula="of:=ROUND([.E6]*[.C6])" office:value-type="float" office:value="1131" calcext:value-type="float">
            <text:p/>
          </table:table-cell>
          <table:table-cell table:style-name="ce8" office:value-type="float" office:value="0.006726" calcext:value-type="float">
            <text:p>0.006726</text:p>
          </table:table-cell>
          <table:table-cell table:style-name="ce8" table:formula="of:=ROUND([.K6]*[.G6])" office:value-type="float" office:value="694" calcext:value-type="float">
            <text:p/>
          </table:table-cell>
          <table:table-cell table:style-name="ce8" table:formula="of:=[.J6]/[.G6]" office:value-type="float" office:value="2586083.85370205" calcext:value-type="float">
            <text:p/>
          </table:table-cell>
          <table:table-cell table:style-name="ce8" office:value-type="float" office:value="17394" calcext:value-type="float">
            <text:p>17394</text:p>
          </table:table-cell>
          <table:table-cell office:value-type="float" office:value="103181.68" calcext:value-type="float">
            <text:p>103181.6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00-5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0.0041" calcext:value-type="float">
            <text:p>0.0041</text:p>
          </table:table-cell>
          <table:table-cell table:style-name="ce7" office:value-type="float" office:value="57093" calcext:value-type="float">
            <text:p>57093</text:p>
          </table:table-cell>
          <table:table-cell table:style-name="ce7" office:value-type="float" office:value="129268" calcext:value-type="float">
            <text:p>129268</text:p>
          </table:table-cell>
          <table:table-cell table:style-name="ce7" table:formula="of:=ROUND([.E7]*[.C7])" office:value-type="float" office:value="530" calcext:value-type="float">
            <text:p/>
          </table:table-cell>
          <table:table-cell table:style-name="ce7" office:value-type="float" office:value="0.001642" calcext:value-type="float">
            <text:p>0.001642</text:p>
          </table:table-cell>
          <table:table-cell table:style-name="ce7" table:formula="of:=ROUND([.K7]*[.G7])" office:value-type="float" office:value="278" calcext:value-type="float">
            <text:p/>
          </table:table-cell>
          <table:table-cell table:style-name="ce7" table:formula="of:=[.J7]/[.G7]" office:value-type="float" office:value="4107186.35809988" calcext:value-type="float">
            <text:p/>
          </table:table-cell>
          <table:table-cell table:style-name="ce7" office:value-type="float" office:value="6744" calcext:value-type="float">
            <text:p>6744</text:p>
          </table:table-cell>
          <table:table-cell office:value-type="float" office:value="169305.72" calcext:value-type="float">
            <text:p>169305.7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00-6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010156" calcext:value-type="float">
            <text:p>0.010156</text:p>
          </table:table-cell>
          <table:table-cell table:style-name="ce8" office:value-type="float" office:value="302806" calcext:value-type="float">
            <text:p>302806</text:p>
          </table:table-cell>
          <table:table-cell table:style-name="ce8" office:value-type="float" office:value="257089" calcext:value-type="float">
            <text:p>257089</text:p>
          </table:table-cell>
          <table:table-cell table:style-name="ce8" table:formula="of:=ROUND([.E8]*[.C8])" office:value-type="float" office:value="2611" calcext:value-type="float">
            <text:p/>
          </table:table-cell>
          <table:table-cell table:style-name="ce8" office:value-type="float" office:value="0.005669" calcext:value-type="float">
            <text:p>0.005669</text:p>
          </table:table-cell>
          <table:table-cell table:style-name="ce8" table:formula="of:=ROUND([.K8]*[.G8])" office:value-type="float" office:value="666" calcext:value-type="float">
            <text:p/>
          </table:table-cell>
          <table:table-cell table:style-name="ce8" table:formula="of:=[.J8]/[.G8]" office:value-type="float" office:value="2853060.50449815" calcext:value-type="float">
            <text:p/>
          </table:table-cell>
          <table:table-cell table:style-name="ce8" office:value-type="float" office:value="16174" calcext:value-type="float">
            <text:p>16174</text:p>
          </table:table-cell>
          <table:table-cell office:value-type="float" office:value="117481.04" calcext:value-type="float">
            <text:p>117481.0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00-7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0.00299" calcext:value-type="float">
            <text:p>0.00299</text:p>
          </table:table-cell>
          <table:table-cell table:style-name="ce7" office:value-type="float" office:value="71831" calcext:value-type="float">
            <text:p>71831</text:p>
          </table:table-cell>
          <table:table-cell table:style-name="ce7" office:value-type="float" office:value="204013" calcext:value-type="float">
            <text:p>204013</text:p>
          </table:table-cell>
          <table:table-cell table:style-name="ce7" table:formula="of:=ROUND([.E9]*[.C9])" office:value-type="float" office:value="610" calcext:value-type="float">
            <text:p/>
          </table:table-cell>
          <table:table-cell table:style-name="ce7" office:value-type="float" office:value="0.001099" calcext:value-type="float">
            <text:p>0.001099</text:p>
          </table:table-cell>
          <table:table-cell table:style-name="ce7" table:formula="of:=ROUND([.K9]*[.G9])" office:value-type="float" office:value="168" calcext:value-type="float">
            <text:p/>
          </table:table-cell>
          <table:table-cell table:style-name="ce7" table:formula="of:=[.J9]/[.G9]" office:value-type="float" office:value="3846223.83985441" calcext:value-type="float">
            <text:p/>
          </table:table-cell>
          <table:table-cell table:style-name="ce7" office:value-type="float" office:value="4227" calcext:value-type="float">
            <text:p>4227</text:p>
          </table:table-cell>
          <table:table-cell office:value-type="float" office:value="152866.25" calcext:value-type="float">
            <text:p>152866.2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00-8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005039" calcext:value-type="float">
            <text:p>0.005039</text:p>
          </table:table-cell>
          <table:table-cell table:style-name="ce8" office:value-type="float" office:value="72471" calcext:value-type="float">
            <text:p>72471</text:p>
          </table:table-cell>
          <table:table-cell table:style-name="ce8" office:value-type="float" office:value="114507" calcext:value-type="float">
            <text:p>114507</text:p>
          </table:table-cell>
          <table:table-cell table:style-name="ce8" table:formula="of:=ROUND([.E10]*[.C10])" office:value-type="float" office:value="577" calcext:value-type="float">
            <text:p/>
          </table:table-cell>
          <table:table-cell table:style-name="ce8" office:value-type="float" office:value="0.000516" calcext:value-type="float">
            <text:p>0.000516</text:p>
          </table:table-cell>
          <table:table-cell table:style-name="ce8" table:formula="of:=ROUND([.K10]*[.G10])" office:value-type="float" office:value="39" calcext:value-type="float">
            <text:p/>
          </table:table-cell>
          <table:table-cell table:style-name="ce8" table:formula="of:=[.J10]/[.G10]" office:value-type="float" office:value="899224.80620155" calcext:value-type="float">
            <text:p/>
          </table:table-cell>
          <table:table-cell table:style-name="ce8" office:value-type="float" office:value="464" calcext:value-type="float">
            <text:p>464</text:p>
          </table:table-cell>
          <table:table-cell office:value-type="float" office:value="75581.4" calcext:value-type="float">
            <text:p>75581.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00-9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0.005902" calcext:value-type="float">
            <text:p>0.005902</text:p>
          </table:table-cell>
          <table:table-cell table:style-name="ce7" office:value-type="float" office:value="62575" calcext:value-type="float">
            <text:p>62575</text:p>
          </table:table-cell>
          <table:table-cell table:style-name="ce7" office:value-type="float" office:value="86919.7" calcext:value-type="float">
            <text:p>86919.7</text:p>
          </table:table-cell>
          <table:table-cell table:style-name="ce7" table:formula="of:=ROUND([.E11]*[.C11])" office:value-type="float" office:value="513" calcext:value-type="float">
            <text:p/>
          </table:table-cell>
          <table:table-cell table:style-name="ce7" office:value-type="float" office:value="0.002304" calcext:value-type="float">
            <text:p>0.002304</text:p>
          </table:table-cell>
          <table:table-cell table:style-name="ce7" table:formula="of:=ROUND([.K11]*[.G11])" office:value-type="float" office:value="428" calcext:value-type="float">
            <text:p/>
          </table:table-cell>
          <table:table-cell table:style-name="ce7" table:formula="of:=[.J11]/[.G11]" office:value-type="float" office:value="5070746.52777778" calcext:value-type="float">
            <text:p/>
          </table:table-cell>
          <table:table-cell table:style-name="ce7" office:value-type="float" office:value="11683" calcext:value-type="float">
            <text:p>11683</text:p>
          </table:table-cell>
          <table:table-cell office:value-type="float" office:value="185763.88" calcext:value-type="float">
            <text:p>185763.8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00-10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0.01259" calcext:value-type="float">
            <text:p>0.01259</text:p>
          </table:table-cell>
          <table:table-cell table:style-name="ce8" office:value-type="float" office:value="208927" calcext:value-type="float">
            <text:p>208927</text:p>
          </table:table-cell>
          <table:table-cell table:style-name="ce8" office:value-type="float" office:value="154249" calcext:value-type="float">
            <text:p>154249</text:p>
          </table:table-cell>
          <table:table-cell table:style-name="ce8" table:formula="of:=ROUND([.E12]*[.C12])" office:value-type="float" office:value="1942" calcext:value-type="float">
            <text:p/>
          </table:table-cell>
          <table:table-cell table:style-name="ce8" office:value-type="float" office:value="0.004324" calcext:value-type="float">
            <text:p>0.004324</text:p>
          </table:table-cell>
          <table:table-cell table:style-name="ce8" table:formula="of:=ROUND([.K12]*[.G12])" office:value-type="float" office:value="601" calcext:value-type="float">
            <text:p/>
          </table:table-cell>
          <table:table-cell table:style-name="ce8" table:formula="of:=[.J12]/[.G12]" office:value-type="float" office:value="3664893.61702128" calcext:value-type="float">
            <text:p/>
          </table:table-cell>
          <table:table-cell table:style-name="ce8" office:value-type="float" office:value="15847" calcext:value-type="float">
            <text:p>15847</text:p>
          </table:table-cell>
          <table:table-cell office:value-type="float" office:value="138991.67" calcext:value-type="float">
            <text:p>138991.6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50-1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0.041273" calcext:value-type="float">
            <text:p>0.041273</text:p>
          </table:table-cell>
          <table:table-cell table:style-name="ce7" office:value-type="float" office:value="1261667" calcext:value-type="float">
            <text:p>1261667</text:p>
          </table:table-cell>
          <table:table-cell table:style-name="ce7" office:value-type="float" office:value="206673" calcext:value-type="float">
            <text:p>206673</text:p>
          </table:table-cell>
          <table:table-cell table:style-name="ce7" table:formula="of:=ROUND([.E13]*[.C13])" office:value-type="float" office:value="8530" calcext:value-type="float">
            <text:p/>
          </table:table-cell>
          <table:table-cell table:style-name="ce7" office:value-type="float" office:value="0.0064" calcext:value-type="float">
            <text:p>0.0064</text:p>
          </table:table-cell>
          <table:table-cell table:style-name="ce7" table:formula="of:=ROUND([.K13]*[.G13])" office:value-type="float" office:value="893" calcext:value-type="float">
            <text:p/>
          </table:table-cell>
          <table:table-cell table:style-name="ce7" table:formula="of:=[.J13]/[.G13]" office:value-type="float" office:value="4504062.5" calcext:value-type="float">
            <text:p/>
          </table:table-cell>
          <table:table-cell table:style-name="ce7" office:value-type="float" office:value="28826" calcext:value-type="float">
            <text:p>28826</text:p>
          </table:table-cell>
          <table:table-cell office:value-type="float" office:value="139531.25" calcext:value-type="float">
            <text:p>139531.2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50-2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047145" calcext:value-type="float">
            <text:p>0.047145</text:p>
          </table:table-cell>
          <table:table-cell table:style-name="ce8" office:value-type="float" office:value="1182364" calcext:value-type="float">
            <text:p>1182364</text:p>
          </table:table-cell>
          <table:table-cell table:style-name="ce8" office:value-type="float" office:value="160441" calcext:value-type="float">
            <text:p>160441</text:p>
          </table:table-cell>
          <table:table-cell table:style-name="ce8" table:formula="of:=ROUND([.E14]*[.C14])" office:value-type="float" office:value="7564" calcext:value-type="float">
            <text:p/>
          </table:table-cell>
          <table:table-cell table:style-name="ce8" office:value-type="float" office:value="0.022527" calcext:value-type="float">
            <text:p>0.022527</text:p>
          </table:table-cell>
          <table:table-cell table:style-name="ce8" table:formula="of:=ROUND([.K14]*[.G14])" office:value-type="float" office:value="3190" calcext:value-type="float">
            <text:p/>
          </table:table-cell>
          <table:table-cell table:style-name="ce8" table:formula="of:=[.J14]/[.G14]" office:value-type="float" office:value="4977538.06543259" calcext:value-type="float">
            <text:p/>
          </table:table-cell>
          <table:table-cell table:style-name="ce8" office:value-type="float" office:value="112129" calcext:value-type="float">
            <text:p>112129</text:p>
          </table:table-cell>
          <table:table-cell office:value-type="float" office:value="141607.84" calcext:value-type="float">
            <text:p>141607.8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50-3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0.023456" calcext:value-type="float">
            <text:p>0.023456</text:p>
          </table:table-cell>
          <table:table-cell table:style-name="ce7" office:value-type="float" office:value="702488" calcext:value-type="float">
            <text:p>702488</text:p>
          </table:table-cell>
          <table:table-cell table:style-name="ce7" office:value-type="float" office:value="218281" calcext:value-type="float">
            <text:p>218281</text:p>
          </table:table-cell>
          <table:table-cell table:style-name="ce7" table:formula="of:=ROUND([.E15]*[.C15])" office:value-type="float" office:value="5120" calcext:value-type="float">
            <text:p/>
          </table:table-cell>
          <table:table-cell table:style-name="ce7" office:value-type="float" office:value="0.017798" calcext:value-type="float">
            <text:p>0.017798</text:p>
          </table:table-cell>
          <table:table-cell table:style-name="ce7" table:formula="of:=ROUND([.K15]*[.G15])" office:value-type="float" office:value="1563" calcext:value-type="float">
            <text:p/>
          </table:table-cell>
          <table:table-cell table:style-name="ce7" table:formula="of:=[.J15]/[.G15]" office:value-type="float" office:value="3034273.51387796" calcext:value-type="float">
            <text:p/>
          </table:table-cell>
          <table:table-cell table:style-name="ce7" office:value-type="float" office:value="54004" calcext:value-type="float">
            <text:p>54004</text:p>
          </table:table-cell>
          <table:table-cell office:value-type="float" office:value="87818.86" calcext:value-type="float">
            <text:p>87818.8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50-4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168053" calcext:value-type="float">
            <text:p>0.168053</text:p>
          </table:table-cell>
          <table:table-cell table:style-name="ce8" office:value-type="float" office:value="5204833" calcext:value-type="float">
            <text:p>5204833</text:p>
          </table:table-cell>
          <table:table-cell table:style-name="ce8" office:value-type="float" office:value="213498" calcext:value-type="float">
            <text:p>213498</text:p>
          </table:table-cell>
          <table:table-cell table:style-name="ce8" table:formula="of:=ROUND([.E16]*[.C16])" office:value-type="float" office:value="35879" calcext:value-type="float">
            <text:p/>
          </table:table-cell>
          <table:table-cell table:style-name="ce8" office:value-type="float" office:value="0.013926" calcext:value-type="float">
            <text:p>0.013926</text:p>
          </table:table-cell>
          <table:table-cell table:style-name="ce8" table:formula="of:=ROUND([.K16]*[.G16])" office:value-type="float" office:value="1646" calcext:value-type="float">
            <text:p/>
          </table:table-cell>
          <table:table-cell table:style-name="ce8" table:formula="of:=[.J16]/[.G16]" office:value-type="float" office:value="4036765.76188425" calcext:value-type="float">
            <text:p/>
          </table:table-cell>
          <table:table-cell table:style-name="ce8" office:value-type="float" office:value="56216" calcext:value-type="float">
            <text:p>56216</text:p>
          </table:table-cell>
          <table:table-cell office:value-type="float" office:value="118196.18" calcext:value-type="float">
            <text:p>118196.1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50-5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0.122836" calcext:value-type="float">
            <text:p>0.122836</text:p>
          </table:table-cell>
          <table:table-cell table:style-name="ce7" office:value-type="float" office:value="3677268" calcext:value-type="float">
            <text:p>3677268</text:p>
          </table:table-cell>
          <table:table-cell table:style-name="ce7" office:value-type="float" office:value="209979" calcext:value-type="float">
            <text:p>209979</text:p>
          </table:table-cell>
          <table:table-cell table:style-name="ce7" table:formula="of:=ROUND([.E17]*[.C17])" office:value-type="float" office:value="25793" calcext:value-type="float">
            <text:p/>
          </table:table-cell>
          <table:table-cell table:style-name="ce7" office:value-type="float" office:value="0.021049" calcext:value-type="float">
            <text:p>0.021049</text:p>
          </table:table-cell>
          <table:table-cell table:style-name="ce7" table:formula="of:=ROUND([.K17]*[.G17])" office:value-type="float" office:value="3002" calcext:value-type="float">
            <text:p/>
          </table:table-cell>
          <table:table-cell table:style-name="ce7" table:formula="of:=[.J17]/[.G17]" office:value-type="float" office:value="4903035.77367096" calcext:value-type="float">
            <text:p/>
          </table:table-cell>
          <table:table-cell table:style-name="ce7" office:value-type="float" office:value="103204" calcext:value-type="float">
            <text:p>103204</text:p>
          </table:table-cell>
          <table:table-cell office:value-type="float" office:value="142619.6" calcext:value-type="float">
            <text:p>142619.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50-6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023492" calcext:value-type="float">
            <text:p>0.023492</text:p>
          </table:table-cell>
          <table:table-cell table:style-name="ce8" office:value-type="float" office:value="633369" calcext:value-type="float">
            <text:p>633369</text:p>
          </table:table-cell>
          <table:table-cell table:style-name="ce8" office:value-type="float" office:value="189001" calcext:value-type="float">
            <text:p>189001</text:p>
          </table:table-cell>
          <table:table-cell table:style-name="ce8" table:formula="of:=ROUND([.E18]*[.C18])" office:value-type="float" office:value="4440" calcext:value-type="float">
            <text:p/>
          </table:table-cell>
          <table:table-cell table:style-name="ce8" office:value-type="float" office:value="0.004499" calcext:value-type="float">
            <text:p>0.004499</text:p>
          </table:table-cell>
          <table:table-cell table:style-name="ce8" table:formula="of:=ROUND([.K18]*[.G18])" office:value-type="float" office:value="270" calcext:value-type="float">
            <text:p/>
          </table:table-cell>
          <table:table-cell table:style-name="ce8" table:formula="of:=[.J18]/[.G18]" office:value-type="float" office:value="1701933.76305846" calcext:value-type="float">
            <text:p/>
          </table:table-cell>
          <table:table-cell table:style-name="ce8" office:value-type="float" office:value="7657" calcext:value-type="float">
            <text:p>7657</text:p>
          </table:table-cell>
          <table:table-cell office:value-type="float" office:value="60013.336" calcext:value-type="float">
            <text:p>60013.33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50-7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0.106825" calcext:value-type="float">
            <text:p>0.106825</text:p>
          </table:table-cell>
          <table:table-cell table:style-name="ce7" office:value-type="float" office:value="2857902" calcext:value-type="float">
            <text:p>2857902</text:p>
          </table:table-cell>
          <table:table-cell table:style-name="ce7" office:value-type="float" office:value="193017" calcext:value-type="float">
            <text:p>193017</text:p>
          </table:table-cell>
          <table:table-cell table:style-name="ce7" table:formula="of:=ROUND([.E19]*[.C19])" office:value-type="float" office:value="20619" calcext:value-type="float">
            <text:p/>
          </table:table-cell>
          <table:table-cell table:style-name="ce7" office:value-type="float" office:value="0.020978" calcext:value-type="float">
            <text:p>0.020978</text:p>
          </table:table-cell>
          <table:table-cell table:style-name="ce7" table:formula="of:=ROUND([.K19]*[.G19])" office:value-type="float" office:value="2445" calcext:value-type="float">
            <text:p/>
          </table:table-cell>
          <table:table-cell table:style-name="ce7" table:formula="of:=[.J19]/[.G19]" office:value-type="float" office:value="4171703.68957956" calcext:value-type="float">
            <text:p/>
          </table:table-cell>
          <table:table-cell table:style-name="ce7" office:value-type="float" office:value="87514" calcext:value-type="float">
            <text:p>87514</text:p>
          </table:table-cell>
          <table:table-cell office:value-type="float" office:value="116550.67" calcext:value-type="float">
            <text:p>116550.6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50-8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001316" calcext:value-type="float">
            <text:p>0.001316</text:p>
          </table:table-cell>
          <table:table-cell table:style-name="ce8" office:value-type="float" office:value="9922" calcext:value-type="float">
            <text:p>9922</text:p>
          </table:table-cell>
          <table:table-cell table:style-name="ce8" office:value-type="float" office:value="62310" calcext:value-type="float">
            <text:p>62310</text:p>
          </table:table-cell>
          <table:table-cell table:style-name="ce8" table:formula="of:=ROUND([.E20]*[.C20])" office:value-type="float" office:value="82" calcext:value-type="float">
            <text:p/>
          </table:table-cell>
          <table:table-cell table:style-name="ce8" office:value-type="float" office:value="0.010769" calcext:value-type="float">
            <text:p>0.010769</text:p>
          </table:table-cell>
          <table:table-cell table:style-name="ce8" table:formula="of:=ROUND([.K20]*[.G20])" office:value-type="float" office:value="821" calcext:value-type="float">
            <text:p/>
          </table:table-cell>
          <table:table-cell table:style-name="ce8" table:formula="of:=[.J20]/[.G20]" office:value-type="float" office:value="2378865.26139846" calcext:value-type="float">
            <text:p/>
          </table:table-cell>
          <table:table-cell table:style-name="ce8" office:value-type="float" office:value="25618" calcext:value-type="float">
            <text:p>25618</text:p>
          </table:table-cell>
          <table:table-cell office:value-type="float" office:value="76237.34" calcext:value-type="float">
            <text:p>76237.3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150-9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0.13244" calcext:value-type="float">
            <text:p>0.13244</text:p>
          </table:table-cell>
          <table:table-cell table:style-name="ce7" office:value-type="float" office:value="4192399" calcext:value-type="float">
            <text:p>4192399</text:p>
          </table:table-cell>
          <table:table-cell table:style-name="ce7" office:value-type="float" office:value="218310" calcext:value-type="float">
            <text:p>218310</text:p>
          </table:table-cell>
          <table:table-cell table:style-name="ce7" table:formula="of:=ROUND([.E21]*[.C21])" office:value-type="float" office:value="28913" calcext:value-type="float">
            <text:p/>
          </table:table-cell>
          <table:table-cell table:style-name="ce7" office:value-type="float" office:value="0.010954" calcext:value-type="float">
            <text:p>0.010954</text:p>
          </table:table-cell>
          <table:table-cell table:style-name="ce7" table:formula="of:=ROUND([.K21]*[.G21])" office:value-type="float" office:value="1263" calcext:value-type="float">
            <text:p/>
          </table:table-cell>
          <table:table-cell table:style-name="ce7" table:formula="of:=[.J21]/[.G21]" office:value-type="float" office:value="4048292.86105532" calcext:value-type="float">
            <text:p/>
          </table:table-cell>
          <table:table-cell table:style-name="ce7" office:value-type="float" office:value="44345" calcext:value-type="float">
            <text:p>44345</text:p>
          </table:table-cell>
          <table:table-cell office:value-type="float" office:value="115300.34" calcext:value-type="float">
            <text:p>115300.3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150-10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0.075434" calcext:value-type="float">
            <text:p>0.075434</text:p>
          </table:table-cell>
          <table:table-cell table:style-name="ce8" office:value-type="float" office:value="2207841" calcext:value-type="float">
            <text:p>2207841</text:p>
          </table:table-cell>
          <table:table-cell table:style-name="ce8" office:value-type="float" office:value="186600" calcext:value-type="float">
            <text:p>186600</text:p>
          </table:table-cell>
          <table:table-cell table:style-name="ce8" table:formula="of:=ROUND([.E22]*[.C22])" office:value-type="float" office:value="14076" calcext:value-type="float">
            <text:p/>
          </table:table-cell>
          <table:table-cell table:style-name="ce8" office:value-type="float" office:value="0.025718" calcext:value-type="float">
            <text:p>0.025718</text:p>
          </table:table-cell>
          <table:table-cell table:style-name="ce8" table:formula="of:=ROUND([.K22]*[.G22])" office:value-type="float" office:value="3145" calcext:value-type="float">
            <text:p/>
          </table:table-cell>
          <table:table-cell table:style-name="ce8" table:formula="of:=[.J22]/[.G22]" office:value-type="float" office:value="4383350.18275138" calcext:value-type="float">
            <text:p/>
          </table:table-cell>
          <table:table-cell table:style-name="ce8" office:value-type="float" office:value="112731" calcext:value-type="float">
            <text:p>112731</text:p>
          </table:table-cell>
          <table:table-cell office:value-type="float" office:value="122287.89" calcext:value-type="float">
            <text:p>122287.8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00-1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2.0136" calcext:value-type="float">
            <text:p>2.0136</text:p>
          </table:table-cell>
          <table:table-cell table:style-name="ce7" office:value-type="float" office:value="63843213" calcext:value-type="float">
            <text:p>63843213</text:p>
          </table:table-cell>
          <table:table-cell table:style-name="ce7" office:value-type="float" office:value="171359" calcext:value-type="float">
            <text:p>171359</text:p>
          </table:table-cell>
          <table:table-cell table:style-name="ce7" table:formula="of:=ROUND([.E23]*[.C23])" office:value-type="float" office:value="345048" calcext:value-type="float">
            <text:p/>
          </table:table-cell>
          <table:table-cell table:style-name="ce7" office:value-type="float" office:value="0.15228" calcext:value-type="float">
            <text:p>0.15228</text:p>
          </table:table-cell>
          <table:table-cell table:style-name="ce7" table:formula="of:=ROUND([.K23]*[.G23])" office:value-type="float" office:value="15518" calcext:value-type="float">
            <text:p/>
          </table:table-cell>
          <table:table-cell table:style-name="ce7" table:formula="of:=[.J23]/[.G23]" office:value-type="float" office:value="4365294.19490412" calcext:value-type="float">
            <text:p/>
          </table:table-cell>
          <table:table-cell table:style-name="ce7" office:value-type="float" office:value="664747" calcext:value-type="float">
            <text:p>664747</text:p>
          </table:table-cell>
          <table:table-cell office:value-type="float" office:value="101904.38" calcext:value-type="float">
            <text:p>101904.3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00-2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044629" calcext:value-type="float">
            <text:p>0.044629</text:p>
          </table:table-cell>
          <table:table-cell table:style-name="ce8" office:value-type="float" office:value="1170968" calcext:value-type="float">
            <text:p>1170968</text:p>
          </table:table-cell>
          <table:table-cell table:style-name="ce8" office:value-type="float" office:value="140111" calcext:value-type="float">
            <text:p>140111</text:p>
          </table:table-cell>
          <table:table-cell table:style-name="ce8" table:formula="of:=ROUND([.E24]*[.C24])" office:value-type="float" office:value="6253" calcext:value-type="float">
            <text:p/>
          </table:table-cell>
          <table:table-cell table:style-name="ce8" office:value-type="float" office:value="0.043987" calcext:value-type="float">
            <text:p>0.043987</text:p>
          </table:table-cell>
          <table:table-cell table:style-name="ce8" table:formula="of:=ROUND([.K24]*[.G24])" office:value-type="float" office:value="4558" calcext:value-type="float">
            <text:p/>
          </table:table-cell>
          <table:table-cell table:style-name="ce8" table:formula="of:=[.J24]/[.G24]" office:value-type="float" office:value="4462727.62407075" calcext:value-type="float">
            <text:p/>
          </table:table-cell>
          <table:table-cell table:style-name="ce8" office:value-type="float" office:value="196302" calcext:value-type="float">
            <text:p>196302</text:p>
          </table:table-cell>
          <table:table-cell office:value-type="float" office:value="103621.53" calcext:value-type="float">
            <text:p>103621.5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00-3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2.25848" calcext:value-type="float">
            <text:p>2.25848</text:p>
          </table:table-cell>
          <table:table-cell table:style-name="ce7" office:value-type="float" office:value="69838469" calcext:value-type="float">
            <text:p>69838469</text:p>
          </table:table-cell>
          <table:table-cell table:style-name="ce7" office:value-type="float" office:value="177334" calcext:value-type="float">
            <text:p>177334</text:p>
          </table:table-cell>
          <table:table-cell table:style-name="ce7" table:formula="of:=ROUND([.E25]*[.C25])" office:value-type="float" office:value="400505" calcext:value-type="float">
            <text:p/>
          </table:table-cell>
          <table:table-cell table:style-name="ce7" office:value-type="float" office:value="0.188793" calcext:value-type="float">
            <text:p>0.188793</text:p>
          </table:table-cell>
          <table:table-cell table:style-name="ce7" table:formula="of:=ROUND([.K25]*[.G25])" office:value-type="float" office:value="18580" calcext:value-type="float">
            <text:p/>
          </table:table-cell>
          <table:table-cell table:style-name="ce7" table:formula="of:=[.J25]/[.G25]" office:value-type="float" office:value="4183184.75790946" calcext:value-type="float">
            <text:p/>
          </table:table-cell>
          <table:table-cell table:style-name="ce7" office:value-type="float" office:value="789756" calcext:value-type="float">
            <text:p>789756</text:p>
          </table:table-cell>
          <table:table-cell office:value-type="float" office:value="98414.664" calcext:value-type="float">
            <text:p>98414.66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00-4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0.501538" calcext:value-type="float">
            <text:p>0.501538</text:p>
          </table:table-cell>
          <table:table-cell table:style-name="ce8" office:value-type="float" office:value="15932636" calcext:value-type="float">
            <text:p>15932636</text:p>
          </table:table-cell>
          <table:table-cell table:style-name="ce8" office:value-type="float" office:value="188018" calcext:value-type="float">
            <text:p>188018</text:p>
          </table:table-cell>
          <table:table-cell table:style-name="ce8" table:formula="of:=ROUND([.E26]*[.C26])" office:value-type="float" office:value="94298" calcext:value-type="float">
            <text:p/>
          </table:table-cell>
          <table:table-cell table:style-name="ce8" office:value-type="float" office:value="0.071262" calcext:value-type="float">
            <text:p>0.071262</text:p>
          </table:table-cell>
          <table:table-cell table:style-name="ce8" table:formula="of:=ROUND([.K26]*[.G26])" office:value-type="float" office:value="7299" calcext:value-type="float">
            <text:p/>
          </table:table-cell>
          <table:table-cell table:style-name="ce8" table:formula="of:=[.J26]/[.G26]" office:value-type="float" office:value="4315497.74073139" calcext:value-type="float">
            <text:p/>
          </table:table-cell>
          <table:table-cell table:style-name="ce8" office:value-type="float" office:value="307531" calcext:value-type="float">
            <text:p>307531</text:p>
          </table:table-cell>
          <table:table-cell office:value-type="float" office:value="102424.85" calcext:value-type="float">
            <text:p>102424.8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00-5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1.96365" calcext:value-type="float">
            <text:p>1.96365</text:p>
          </table:table-cell>
          <table:table-cell table:style-name="ce7" office:value-type="float" office:value="63043420" calcext:value-type="float">
            <text:p>63043420</text:p>
          </table:table-cell>
          <table:table-cell table:style-name="ce7" office:value-type="float" office:value="194606" calcext:value-type="float">
            <text:p>194606</text:p>
          </table:table-cell>
          <table:table-cell table:style-name="ce7" table:formula="of:=ROUND([.E27]*[.C27])" office:value-type="float" office:value="382138" calcext:value-type="float">
            <text:p/>
          </table:table-cell>
          <table:table-cell table:style-name="ce7" office:value-type="float" office:value="0.112715" calcext:value-type="float">
            <text:p>0.112715</text:p>
          </table:table-cell>
          <table:table-cell table:style-name="ce7" table:formula="of:=ROUND([.K27]*[.G27])" office:value-type="float" office:value="11554" calcext:value-type="float">
            <text:p/>
          </table:table-cell>
          <table:table-cell table:style-name="ce7" table:formula="of:=[.J27]/[.G27]" office:value-type="float" office:value="4366162.44510491" calcext:value-type="float">
            <text:p/>
          </table:table-cell>
          <table:table-cell table:style-name="ce7" office:value-type="float" office:value="492132" calcext:value-type="float">
            <text:p>492132</text:p>
          </table:table-cell>
          <table:table-cell office:value-type="float" office:value="102506.32" calcext:value-type="float">
            <text:p>102506.3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00-6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7.21009" calcext:value-type="float">
            <text:p>7.21009</text:p>
          </table:table-cell>
          <table:table-cell table:style-name="ce8" office:value-type="float" office:value="227075832" calcext:value-type="float">
            <text:p>227075832</text:p>
          </table:table-cell>
          <table:table-cell table:style-name="ce8" office:value-type="float" office:value="188146" calcext:value-type="float">
            <text:p>188146</text:p>
          </table:table-cell>
          <table:table-cell table:style-name="ce8" table:formula="of:=ROUND([.E28]*[.C28])" office:value-type="float" office:value="1356550" calcext:value-type="float">
            <text:p/>
          </table:table-cell>
          <table:table-cell table:style-name="ce8" office:value-type="float" office:value="0.279081" calcext:value-type="float">
            <text:p>0.279081</text:p>
          </table:table-cell>
          <table:table-cell table:style-name="ce8" table:formula="of:=ROUND([.K28]*[.G28])" office:value-type="float" office:value="25253" calcext:value-type="float">
            <text:p/>
          </table:table-cell>
          <table:table-cell table:style-name="ce8" table:formula="of:=[.J28]/[.G28]" office:value-type="float" office:value="3881890.92055711" calcext:value-type="float">
            <text:p/>
          </table:table-cell>
          <table:table-cell table:style-name="ce8" office:value-type="float" office:value="1083362" calcext:value-type="float">
            <text:p>1083362</text:p>
          </table:table-cell>
          <table:table-cell office:value-type="float" office:value="90486.28" calcext:value-type="float">
            <text:p>90486.2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00-7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5.21881" calcext:value-type="float">
            <text:p>5.21881</text:p>
          </table:table-cell>
          <table:table-cell table:style-name="ce7" office:value-type="float" office:value="167612930" calcext:value-type="float">
            <text:p>167612930</text:p>
          </table:table-cell>
          <table:table-cell table:style-name="ce7" office:value-type="float" office:value="197188" calcext:value-type="float">
            <text:p>197188</text:p>
          </table:table-cell>
          <table:table-cell table:style-name="ce7" table:formula="of:=ROUND([.E29]*[.C29])" office:value-type="float" office:value="1029087" calcext:value-type="float">
            <text:p/>
          </table:table-cell>
          <table:table-cell table:style-name="ce7" office:value-type="float" office:value="0.289182" calcext:value-type="float">
            <text:p>0.289182</text:p>
          </table:table-cell>
          <table:table-cell table:style-name="ce7" table:formula="of:=ROUND([.K29]*[.G29])" office:value-type="float" office:value="26315" calcext:value-type="float">
            <text:p/>
          </table:table-cell>
          <table:table-cell table:style-name="ce7" table:formula="of:=[.J29]/[.G29]" office:value-type="float" office:value="3935480.0782898" calcext:value-type="float">
            <text:p/>
          </table:table-cell>
          <table:table-cell table:style-name="ce7" office:value-type="float" office:value="1138070" calcext:value-type="float">
            <text:p>1138070</text:p>
          </table:table-cell>
          <table:table-cell office:value-type="float" office:value="90998.055" calcext:value-type="float">
            <text:p>90998.05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00-8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0.419738" calcext:value-type="float">
            <text:p>0.419738</text:p>
          </table:table-cell>
          <table:table-cell table:style-name="ce8" office:value-type="float" office:value="12737284" calcext:value-type="float">
            <text:p>12737284</text:p>
          </table:table-cell>
          <table:table-cell table:style-name="ce8" office:value-type="float" office:value="168951" calcext:value-type="float">
            <text:p>168951</text:p>
          </table:table-cell>
          <table:table-cell table:style-name="ce8" table:formula="of:=ROUND([.E30]*[.C30])" office:value-type="float" office:value="70915" calcext:value-type="float">
            <text:p/>
          </table:table-cell>
          <table:table-cell table:style-name="ce8" office:value-type="float" office:value="0.085218" calcext:value-type="float">
            <text:p>0.085218</text:p>
          </table:table-cell>
          <table:table-cell table:style-name="ce8" table:formula="of:=ROUND([.K30]*[.G30])" office:value-type="float" office:value="9299" calcext:value-type="float">
            <text:p/>
          </table:table-cell>
          <table:table-cell table:style-name="ce8" table:formula="of:=[.J30]/[.G30]" office:value-type="float" office:value="4449893.21504846" calcext:value-type="float">
            <text:p/>
          </table:table-cell>
          <table:table-cell table:style-name="ce8" office:value-type="float" office:value="379211" calcext:value-type="float">
            <text:p>379211</text:p>
          </table:table-cell>
          <table:table-cell office:value-type="float" office:value="109120.14" calcext:value-type="float">
            <text:p>109120.1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00-9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0.521105" calcext:value-type="float">
            <text:p>0.521105</text:p>
          </table:table-cell>
          <table:table-cell table:style-name="ce7" office:value-type="float" office:value="15679747" calcext:value-type="float">
            <text:p>15679747</text:p>
          </table:table-cell>
          <table:table-cell table:style-name="ce7" office:value-type="float" office:value="164335" calcext:value-type="float">
            <text:p>164335</text:p>
          </table:table-cell>
          <table:table-cell table:style-name="ce7" table:formula="of:=ROUND([.E31]*[.C31])" office:value-type="float" office:value="85636" calcext:value-type="float">
            <text:p/>
          </table:table-cell>
          <table:table-cell table:style-name="ce7" office:value-type="float" office:value="0.083045" calcext:value-type="float">
            <text:p>0.083045</text:p>
          </table:table-cell>
          <table:table-cell table:style-name="ce7" table:formula="of:=ROUND([.K31]*[.G31])" office:value-type="float" office:value="8293" calcext:value-type="float">
            <text:p/>
          </table:table-cell>
          <table:table-cell table:style-name="ce7" table:formula="of:=[.J31]/[.G31]" office:value-type="float" office:value="4083003.191041" calcext:value-type="float">
            <text:p/>
          </table:table-cell>
          <table:table-cell table:style-name="ce7" office:value-type="float" office:value="339073" calcext:value-type="float">
            <text:p>339073</text:p>
          </table:table-cell>
          <table:table-cell office:value-type="float" office:value="99861.52" calcext:value-type="float">
            <text:p>99861.5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00-10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2.31175" calcext:value-type="float">
            <text:p>2.31175</text:p>
          </table:table-cell>
          <table:table-cell table:style-name="ce8" office:value-type="float" office:value="72122482" calcext:value-type="float">
            <text:p>72122482</text:p>
          </table:table-cell>
          <table:table-cell table:style-name="ce8" office:value-type="float" office:value="182727" calcext:value-type="float">
            <text:p>182727</text:p>
          </table:table-cell>
          <table:table-cell table:style-name="ce8" table:formula="of:=ROUND([.E32]*[.C32])" office:value-type="float" office:value="422419" calcext:value-type="float">
            <text:p/>
          </table:table-cell>
          <table:table-cell table:style-name="ce8" office:value-type="float" office:value="0.19451" calcext:value-type="float">
            <text:p>0.19451</text:p>
          </table:table-cell>
          <table:table-cell table:style-name="ce8" table:formula="of:=ROUND([.K32]*[.G32])" office:value-type="float" office:value="18609" calcext:value-type="float">
            <text:p/>
          </table:table-cell>
          <table:table-cell table:style-name="ce8" table:formula="of:=[.J32]/[.G32]" office:value-type="float" office:value="4141319.21237983" calcext:value-type="float">
            <text:p/>
          </table:table-cell>
          <table:table-cell table:style-name="ce8" office:value-type="float" office:value="805528" calcext:value-type="float">
            <text:p>805528</text:p>
          </table:table-cell>
          <table:table-cell office:value-type="float" office:value="95671.17" calcext:value-type="float">
            <text:p>95671.1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50-1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29.8922" calcext:value-type="float">
            <text:p>29.8922</text:p>
          </table:table-cell>
          <table:table-cell table:style-name="ce7" office:value-type="float" office:value="933755575" calcext:value-type="float">
            <text:p>933755575</text:p>
          </table:table-cell>
          <table:table-cell table:style-name="ce7" office:value-type="float" office:value="161715" calcext:value-type="float">
            <text:p>161715</text:p>
          </table:table-cell>
          <table:table-cell table:style-name="ce7" table:formula="of:=ROUND([.E33]*[.C33])" office:value-type="float" office:value="4834017" calcext:value-type="float">
            <text:p/>
          </table:table-cell>
          <table:table-cell table:style-name="ce7" office:value-type="float" office:value="1.218532" calcext:value-type="float">
            <text:p>1.218532</text:p>
          </table:table-cell>
          <table:table-cell table:style-name="ce7" table:formula="of:=ROUND([.K33]*[.G33])" office:value-type="float" office:value="80183" calcext:value-type="float">
            <text:p/>
          </table:table-cell>
          <table:table-cell table:style-name="ce7" table:formula="of:=[.J33]/[.G33]" office:value-type="float" office:value="3257786.41841166" calcext:value-type="float">
            <text:p/>
          </table:table-cell>
          <table:table-cell table:style-name="ce7" office:value-type="float" office:value="3969717" calcext:value-type="float">
            <text:p>3969717</text:p>
          </table:table-cell>
          <table:table-cell office:value-type="float" office:value="65802.95" calcext:value-type="float">
            <text:p>65802.9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50-2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62.442" calcext:value-type="float">
            <text:p>62.442</text:p>
          </table:table-cell>
          <table:table-cell table:style-name="ce8" office:value-type="float" office:value="1945468951" calcext:value-type="float">
            <text:p>1945468951</text:p>
          </table:table-cell>
          <table:table-cell table:style-name="ce8" office:value-type="float" office:value="155349" calcext:value-type="float">
            <text:p>155349</text:p>
          </table:table-cell>
          <table:table-cell table:style-name="ce8" table:formula="of:=ROUND([.E34]*[.C34])" office:value-type="float" office:value="9700302" calcext:value-type="float">
            <text:p/>
          </table:table-cell>
          <table:table-cell table:style-name="ce8" office:value-type="float" office:value="2.060812" calcext:value-type="float">
            <text:p>2.060812</text:p>
          </table:table-cell>
          <table:table-cell table:style-name="ce8" table:formula="of:=ROUND([.K34]*[.G34])" office:value-type="float" office:value="123065" calcext:value-type="float">
            <text:p/>
          </table:table-cell>
          <table:table-cell table:style-name="ce8" table:formula="of:=[.J34]/[.G34]" office:value-type="float" office:value="2894477.03138375" calcext:value-type="float">
            <text:p/>
          </table:table-cell>
          <table:table-cell table:style-name="ce8" office:value-type="float" office:value="5964973" calcext:value-type="float">
            <text:p>5964973</text:p>
          </table:table-cell>
          <table:table-cell office:value-type="float" office:value="59716.754" calcext:value-type="float">
            <text:p>59716.75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50-3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9.09148" calcext:value-type="float">
            <text:p>9.09148</text:p>
          </table:table-cell>
          <table:table-cell table:style-name="ce7" office:value-type="float" office:value="282342917" calcext:value-type="float">
            <text:p>282342917</text:p>
          </table:table-cell>
          <table:table-cell table:style-name="ce7" office:value-type="float" office:value="151502" calcext:value-type="float">
            <text:p>151502</text:p>
          </table:table-cell>
          <table:table-cell table:style-name="ce7" table:formula="of:=ROUND([.E35]*[.C35])" office:value-type="float" office:value="1377377" calcext:value-type="float">
            <text:p/>
          </table:table-cell>
          <table:table-cell table:style-name="ce7" office:value-type="float" office:value="0.780643" calcext:value-type="float">
            <text:p>0.780643</text:p>
          </table:table-cell>
          <table:table-cell table:style-name="ce7" table:formula="of:=ROUND([.K35]*[.G35])" office:value-type="float" office:value="55647" calcext:value-type="float">
            <text:p/>
          </table:table-cell>
          <table:table-cell table:style-name="ce7" table:formula="of:=[.J35]/[.G35]" office:value-type="float" office:value="3579962.92799654" calcext:value-type="float">
            <text:p/>
          </table:table-cell>
          <table:table-cell table:style-name="ce7" office:value-type="float" office:value="2794673" calcext:value-type="float">
            <text:p>2794673</text:p>
          </table:table-cell>
          <table:table-cell office:value-type="float" office:value="71283.55" calcext:value-type="float">
            <text:p>71283.5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50-4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2.4193" calcext:value-type="float">
            <text:p>2.4193</text:p>
          </table:table-cell>
          <table:table-cell table:style-name="ce8" office:value-type="float" office:value="73684736" calcext:value-type="float">
            <text:p>73684736</text:p>
          </table:table-cell>
          <table:table-cell table:style-name="ce8" office:value-type="float" office:value="146566" calcext:value-type="float">
            <text:p>146566</text:p>
          </table:table-cell>
          <table:table-cell table:style-name="ce8" table:formula="of:=ROUND([.E36]*[.C36])" office:value-type="float" office:value="354587" calcext:value-type="float">
            <text:p/>
          </table:table-cell>
          <table:table-cell table:style-name="ce8" office:value-type="float" office:value="0.283701" calcext:value-type="float">
            <text:p>0.283701</text:p>
          </table:table-cell>
          <table:table-cell table:style-name="ce8" table:formula="of:=ROUND([.K36]*[.G36])" office:value-type="float" office:value="24905" calcext:value-type="float">
            <text:p/>
          </table:table-cell>
          <table:table-cell table:style-name="ce8" table:formula="of:=[.J36]/[.G36]" office:value-type="float" office:value="4231239.93218212" calcext:value-type="float">
            <text:p/>
          </table:table-cell>
          <table:table-cell table:style-name="ce8" office:value-type="float" office:value="1200407" calcext:value-type="float">
            <text:p>1200407</text:p>
          </table:table-cell>
          <table:table-cell office:value-type="float" office:value="87786.086" calcext:value-type="float">
            <text:p>87786.08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50-5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27.1193" calcext:value-type="float">
            <text:p>27.1193</text:p>
          </table:table-cell>
          <table:table-cell table:style-name="ce7" office:value-type="float" office:value="845432204" calcext:value-type="float">
            <text:p>845432204</text:p>
          </table:table-cell>
          <table:table-cell table:style-name="ce7" office:value-type="float" office:value="155374" calcext:value-type="float">
            <text:p>155374</text:p>
          </table:table-cell>
          <table:table-cell table:style-name="ce7" table:formula="of:=ROUND([.E37]*[.C37])" office:value-type="float" office:value="4213634" calcext:value-type="float">
            <text:p/>
          </table:table-cell>
          <table:table-cell table:style-name="ce7" office:value-type="float" office:value="1.642821" calcext:value-type="float">
            <text:p>1.642821</text:p>
          </table:table-cell>
          <table:table-cell table:style-name="ce7" table:formula="of:=ROUND([.K37]*[.G37])" office:value-type="float" office:value="104613" calcext:value-type="float">
            <text:p/>
          </table:table-cell>
          <table:table-cell table:style-name="ce7" table:formula="of:=[.J37]/[.G37]" office:value-type="float" office:value="3186906.54672664" calcext:value-type="float">
            <text:p/>
          </table:table-cell>
          <table:table-cell table:style-name="ce7" office:value-type="float" office:value="5235517" calcext:value-type="float">
            <text:p>5235517</text:p>
          </table:table-cell>
          <table:table-cell office:value-type="float" office:value="63678.883" calcext:value-type="float">
            <text:p>63678.88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50-6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117.877" calcext:value-type="float">
            <text:p>117.877</text:p>
          </table:table-cell>
          <table:table-cell table:style-name="ce8" office:value-type="float" office:value="3734953644" calcext:value-type="float">
            <text:p>3734953644</text:p>
          </table:table-cell>
          <table:table-cell table:style-name="ce8" office:value-type="float" office:value="159366" calcext:value-type="float">
            <text:p>159366</text:p>
          </table:table-cell>
          <table:table-cell table:style-name="ce8" table:formula="of:=ROUND([.E38]*[.C38])" office:value-type="float" office:value="18785586" calcext:value-type="float">
            <text:p/>
          </table:table-cell>
          <table:table-cell table:style-name="ce8" office:value-type="float" office:value="2.298416" calcext:value-type="float">
            <text:p>2.298416</text:p>
          </table:table-cell>
          <table:table-cell table:style-name="ce8" table:formula="of:=ROUND([.K38]*[.G38])" office:value-type="float" office:value="136808" calcext:value-type="float">
            <text:p/>
          </table:table-cell>
          <table:table-cell table:style-name="ce8" table:formula="of:=[.J38]/[.G38]" office:value-type="float" office:value="2974334.49819354" calcext:value-type="float">
            <text:p/>
          </table:table-cell>
          <table:table-cell table:style-name="ce8" office:value-type="float" office:value="6836258" calcext:value-type="float">
            <text:p>6836258</text:p>
          </table:table-cell>
          <table:table-cell office:value-type="float" office:value="59522.734" calcext:value-type="float">
            <text:p>59522.73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50-7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14.4462" calcext:value-type="float">
            <text:p>14.4462</text:p>
          </table:table-cell>
          <table:table-cell table:style-name="ce7" office:value-type="float" office:value="458620063" calcext:value-type="float">
            <text:p>458620063</text:p>
          </table:table-cell>
          <table:table-cell table:style-name="ce7" office:value-type="float" office:value="165429" calcext:value-type="float">
            <text:p>165429</text:p>
          </table:table-cell>
          <table:table-cell table:style-name="ce7" table:formula="of:=ROUND([.E39]*[.C39])" office:value-type="float" office:value="2389820" calcext:value-type="float">
            <text:p/>
          </table:table-cell>
          <table:table-cell table:style-name="ce7" office:value-type="float" office:value="0.79533" calcext:value-type="float">
            <text:p>0.79533</text:p>
          </table:table-cell>
          <table:table-cell table:style-name="ce7" table:formula="of:=ROUND([.K39]*[.G39])" office:value-type="float" office:value="56870" calcext:value-type="float">
            <text:p/>
          </table:table-cell>
          <table:table-cell table:style-name="ce7" table:formula="of:=[.J39]/[.G39]" office:value-type="float" office:value="3572237.93896873" calcext:value-type="float">
            <text:p/>
          </table:table-cell>
          <table:table-cell table:style-name="ce7" office:value-type="float" office:value="2841108" calcext:value-type="float">
            <text:p>2841108</text:p>
          </table:table-cell>
          <table:table-cell office:value-type="float" office:value="71504.914" calcext:value-type="float">
            <text:p>71504.91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50-8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26.9547" calcext:value-type="float">
            <text:p>26.9547</text:p>
          </table:table-cell>
          <table:table-cell table:style-name="ce8" office:value-type="float" office:value="823120177" calcext:value-type="float">
            <text:p>823120177</text:p>
          </table:table-cell>
          <table:table-cell table:style-name="ce8" office:value-type="float" office:value="147933" calcext:value-type="float">
            <text:p>147933</text:p>
          </table:table-cell>
          <table:table-cell table:style-name="ce8" table:formula="of:=ROUND([.E40]*[.C40])" office:value-type="float" office:value="3987490" calcext:value-type="float">
            <text:p/>
          </table:table-cell>
          <table:table-cell table:style-name="ce8" office:value-type="float" office:value="1.402318" calcext:value-type="float">
            <text:p>1.402318</text:p>
          </table:table-cell>
          <table:table-cell table:style-name="ce8" table:formula="of:=ROUND([.K40]*[.G40])" office:value-type="float" office:value="92288" calcext:value-type="float">
            <text:p/>
          </table:table-cell>
          <table:table-cell table:style-name="ce8" table:formula="of:=[.J40]/[.G40]" office:value-type="float" office:value="3232945.7369869" calcext:value-type="float">
            <text:p/>
          </table:table-cell>
          <table:table-cell table:style-name="ce8" office:value-type="float" office:value="4533618" calcext:value-type="float">
            <text:p>4533618</text:p>
          </table:table-cell>
          <table:table-cell office:value-type="float" office:value="65811.04" calcext:value-type="float">
            <text:p>65811.0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250-9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11.5233" calcext:value-type="float">
            <text:p>11.5233</text:p>
          </table:table-cell>
          <table:table-cell table:style-name="ce7" office:value-type="float" office:value="354622490" calcext:value-type="float">
            <text:p>354622490</text:p>
          </table:table-cell>
          <table:table-cell table:style-name="ce7" office:value-type="float" office:value="150399" calcext:value-type="float">
            <text:p>150399</text:p>
          </table:table-cell>
          <table:table-cell table:style-name="ce7" table:formula="of:=ROUND([.E41]*[.C41])" office:value-type="float" office:value="1733093" calcext:value-type="float">
            <text:p/>
          </table:table-cell>
          <table:table-cell table:style-name="ce7" office:value-type="float" office:value="0.409514" calcext:value-type="float">
            <text:p>0.409514</text:p>
          </table:table-cell>
          <table:table-cell table:style-name="ce7" table:formula="of:=ROUND([.K41]*[.G41])" office:value-type="float" office:value="32426" calcext:value-type="float">
            <text:p/>
          </table:table-cell>
          <table:table-cell table:style-name="ce7" table:formula="of:=[.J41]/[.G41]" office:value-type="float" office:value="3833605.20031061" calcext:value-type="float">
            <text:p/>
          </table:table-cell>
          <table:table-cell table:style-name="ce7" office:value-type="float" office:value="1569915" calcext:value-type="float">
            <text:p>1569915</text:p>
          </table:table-cell>
          <table:table-cell office:value-type="float" office:value="79181.664" calcext:value-type="float">
            <text:p>79181.66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250-10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3.17666" calcext:value-type="float">
            <text:p>3.17666</text:p>
          </table:table-cell>
          <table:table-cell table:style-name="ce8" office:value-type="float" office:value="98158938" calcext:value-type="float">
            <text:p>98158938</text:p>
          </table:table-cell>
          <table:table-cell table:style-name="ce8" office:value-type="float" office:value="153835" calcext:value-type="float">
            <text:p>153835</text:p>
          </table:table-cell>
          <table:table-cell table:style-name="ce8" table:formula="of:=ROUND([.E42]*[.C42])" office:value-type="float" office:value="488681" calcext:value-type="float">
            <text:p/>
          </table:table-cell>
          <table:table-cell table:style-name="ce8" office:value-type="float" office:value="0.642632" calcext:value-type="float">
            <text:p>0.642632</text:p>
          </table:table-cell>
          <table:table-cell table:style-name="ce8" table:formula="of:=ROUND([.K42]*[.G42])" office:value-type="float" office:value="50074" calcext:value-type="float">
            <text:p/>
          </table:table-cell>
          <table:table-cell table:style-name="ce8" table:formula="of:=[.J42]/[.G42]" office:value-type="float" office:value="3832840.56816343" calcext:value-type="float">
            <text:p/>
          </table:table-cell>
          <table:table-cell table:style-name="ce8" office:value-type="float" office:value="2463106" calcext:value-type="float">
            <text:p>2463106</text:p>
          </table:table-cell>
          <table:table-cell office:value-type="float" office:value="77920.18" calcext:value-type="float">
            <text:p>77920.1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300-1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49.5386" calcext:value-type="float">
            <text:p>49.5386</text:p>
          </table:table-cell>
          <table:table-cell table:style-name="ce7" office:value-type="float" office:value="1517429612" calcext:value-type="float">
            <text:p>1517429612</text:p>
          </table:table-cell>
          <table:table-cell table:style-name="ce7" office:value-type="float" office:value="138135" calcext:value-type="float">
            <text:p>138135</text:p>
          </table:table-cell>
          <table:table-cell table:style-name="ce7" table:formula="of:=ROUND([.E43]*[.C43])" office:value-type="float" office:value="6843015" calcext:value-type="float">
            <text:p/>
          </table:table-cell>
          <table:table-cell table:style-name="ce7" office:value-type="float" office:value="20.601922" calcext:value-type="float">
            <text:p>20.601922</text:p>
          </table:table-cell>
          <table:table-cell table:style-name="ce7" table:formula="of:=ROUND([.K43]*[.G43])" office:value-type="float" office:value="668948" calcext:value-type="float">
            <text:p/>
          </table:table-cell>
          <table:table-cell table:style-name="ce7" table:formula="of:=[.J43]/[.G43]" office:value-type="float" office:value="1804297.62815333" calcext:value-type="float">
            <text:p/>
          </table:table-cell>
          <table:table-cell table:style-name="ce7" office:value-type="float" office:value="37171999" calcext:value-type="float">
            <text:p>37171999</text:p>
          </table:table-cell>
          <table:table-cell office:value-type="float" office:value="32470.176" calcext:value-type="float">
            <text:p>32470.17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300-2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534.171" calcext:value-type="float">
            <text:p>534.171</text:p>
          </table:table-cell>
          <table:table-cell table:style-name="ce8" office:value-type="float" office:value="3486176051" calcext:value-type="float">
            <text:p>3486176051</text:p>
          </table:table-cell>
          <table:table-cell table:style-name="ce8" office:value-type="float" office:value="141225" calcext:value-type="float">
            <text:p>141225</text:p>
          </table:table-cell>
          <table:table-cell table:style-name="ce8" table:formula="of:=ROUND([.E44]*[.C44])" office:value-type="float" office:value="75438299" calcext:value-type="float">
            <text:p/>
          </table:table-cell>
          <table:table-cell table:style-name="ce8" office:value-type="float" office:value="19.619703" calcext:value-type="float">
            <text:p>19.619703</text:p>
          </table:table-cell>
          <table:table-cell table:style-name="ce8" table:formula="of:=ROUND([.K44]*[.G44])" office:value-type="float" office:value="647130" calcext:value-type="float">
            <text:p/>
          </table:table-cell>
          <table:table-cell table:style-name="ce8" table:formula="of:=[.J44]/[.G44]" office:value-type="float" office:value="1860178.97416694" calcext:value-type="float">
            <text:p/>
          </table:table-cell>
          <table:table-cell table:style-name="ce8" office:value-type="float" office:value="36496159" calcext:value-type="float">
            <text:p>36496159</text:p>
          </table:table-cell>
          <table:table-cell office:value-type="float" office:value="32983.68" calcext:value-type="float">
            <text:p>32983.6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300-3</text:p>
          </table:table-cell>
          <table:table-cell table:style-name="ce3" office:value-type="string" calcext:value-type="string">
            <text:p>UNSAT</text:p>
          </table:table-cell>
          <table:table-cell table:style-name="ce7" office:value-type="float" office:value="216.909" calcext:value-type="float">
            <text:p>216.909</text:p>
          </table:table-cell>
          <table:table-cell table:style-name="ce7" office:value-type="float" office:value="2444034863" calcext:value-type="float">
            <text:p>2444034863</text:p>
          </table:table-cell>
          <table:table-cell table:style-name="ce7" office:value-type="float" office:value="143889" calcext:value-type="float">
            <text:p>143889</text:p>
          </table:table-cell>
          <table:table-cell table:style-name="ce7" table:formula="of:=ROUND([.E45]*[.C45])" office:value-type="float" office:value="31210819" calcext:value-type="float">
            <text:p/>
          </table:table-cell>
          <table:table-cell table:style-name="ce7" office:value-type="float" office:value="8.762421" calcext:value-type="float">
            <text:p>8.762421</text:p>
          </table:table-cell>
          <table:table-cell table:style-name="ce7" table:formula="of:=ROUND([.K45]*[.G45])" office:value-type="float" office:value="354511" calcext:value-type="float">
            <text:p/>
          </table:table-cell>
          <table:table-cell table:style-name="ce7" table:formula="of:=[.J45]/[.G45]" office:value-type="float" office:value="2271229.37827342" calcext:value-type="float">
            <text:p/>
          </table:table-cell>
          <table:table-cell table:style-name="ce7" office:value-type="float" office:value="19901468" calcext:value-type="float">
            <text:p>19901468</text:p>
          </table:table-cell>
          <table:table-cell office:value-type="float" office:value="40458.113" calcext:value-type="float">
            <text:p>40458.11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300-4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415.249" calcext:value-type="float">
            <text:p>415.249</text:p>
          </table:table-cell>
          <table:table-cell table:style-name="ce8" office:value-type="float" office:value="4285919878" calcext:value-type="float">
            <text:p>4285919878</text:p>
          </table:table-cell>
          <table:table-cell table:style-name="ce8" office:value-type="float" office:value="138065" calcext:value-type="float">
            <text:p>138065</text:p>
          </table:table-cell>
          <table:table-cell table:style-name="ce8" table:formula="of:=ROUND([.E46]*[.C46])" office:value-type="float" office:value="57331353" calcext:value-type="float">
            <text:p/>
          </table:table-cell>
          <table:table-cell table:style-name="ce8" office:value-type="float" office:value="12.569734" calcext:value-type="float">
            <text:p>12.569734</text:p>
          </table:table-cell>
          <table:table-cell table:style-name="ce8" table:formula="of:=ROUND([.K46]*[.G46])" office:value-type="float" office:value="479041" calcext:value-type="float">
            <text:p/>
          </table:table-cell>
          <table:table-cell table:style-name="ce8" table:formula="of:=[.J46]/[.G46]" office:value-type="float" office:value="2148200.03350906" calcext:value-type="float">
            <text:p/>
          </table:table-cell>
          <table:table-cell table:style-name="ce8" office:value-type="float" office:value="27002303" calcext:value-type="float">
            <text:p>27002303</text:p>
          </table:table-cell>
          <table:table-cell office:value-type="float" office:value="38110.67" calcext:value-type="float">
            <text:p>38110.6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300-5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934.39" calcext:value-type="float">
            <text:p>934.39</text:p>
          </table:table-cell>
          <table:table-cell table:style-name="ce7" office:value-type="float" office:value="3480076881" calcext:value-type="float">
            <text:p>3480076881</text:p>
          </table:table-cell>
          <table:table-cell table:style-name="ce7" office:value-type="float" office:value="141562" calcext:value-type="float">
            <text:p>141562</text:p>
          </table:table-cell>
          <table:table-cell table:style-name="ce7" table:formula="of:=ROUND([.E47]*[.C47])" office:value-type="float" office:value="132274117" calcext:value-type="float">
            <text:p/>
          </table:table-cell>
          <table:table-cell table:style-name="ce7" office:value-type="float" office:value="16.832224" calcext:value-type="float">
            <text:p>16.832224</text:p>
          </table:table-cell>
          <table:table-cell table:style-name="ce7" table:formula="of:=ROUND([.K47]*[.G47])" office:value-type="float" office:value="580334" calcext:value-type="float">
            <text:p/>
          </table:table-cell>
          <table:table-cell table:style-name="ce7" table:formula="of:=[.J47]/[.G47]" office:value-type="float" office:value="1935445.7854173" calcext:value-type="float">
            <text:p/>
          </table:table-cell>
          <table:table-cell table:style-name="ce7" office:value-type="float" office:value="32577857" calcext:value-type="float">
            <text:p>32577857</text:p>
          </table:table-cell>
          <table:table-cell office:value-type="float" office:value="34477.56" calcext:value-type="float">
            <text:p>34477.5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300-6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424.911" calcext:value-type="float">
            <text:p>424.911</text:p>
          </table:table-cell>
          <table:table-cell table:style-name="ce8" office:value-type="float" office:value="366307791" calcext:value-type="float">
            <text:p>366307791</text:p>
          </table:table-cell>
          <table:table-cell table:style-name="ce8" office:value-type="float" office:value="148232" calcext:value-type="float">
            <text:p>148232</text:p>
          </table:table-cell>
          <table:table-cell table:style-name="ce8" table:formula="of:=ROUND([.E48]*[.C48])" office:value-type="float" office:value="62985407" calcext:value-type="float">
            <text:p/>
          </table:table-cell>
          <table:table-cell table:style-name="ce8" office:value-type="float" office:value="6.492098" calcext:value-type="float">
            <text:p>6.492098</text:p>
          </table:table-cell>
          <table:table-cell table:style-name="ce8" table:formula="of:=ROUND([.K48]*[.G48])" office:value-type="float" office:value="294491" calcext:value-type="float">
            <text:p/>
          </table:table-cell>
          <table:table-cell table:style-name="ce8" table:formula="of:=[.J48]/[.G48]" office:value-type="float" office:value="2583347.1706681" calcext:value-type="float">
            <text:p/>
          </table:table-cell>
          <table:table-cell table:style-name="ce8" office:value-type="float" office:value="16771343" calcext:value-type="float">
            <text:p>16771343</text:p>
          </table:table-cell>
          <table:table-cell office:value-type="float" office:value="45361.453" calcext:value-type="float">
            <text:p>45361.45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300-7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60.6888" calcext:value-type="float">
            <text:p>60.6888</text:p>
          </table:table-cell>
          <table:table-cell table:style-name="ce7" office:value-type="float" office:value="1873112646" calcext:value-type="float">
            <text:p>1873112646</text:p>
          </table:table-cell>
          <table:table-cell table:style-name="ce7" office:value-type="float" office:value="139266" calcext:value-type="float">
            <text:p>139266</text:p>
          </table:table-cell>
          <table:table-cell table:style-name="ce7" table:formula="of:=ROUND([.E49]*[.C49])" office:value-type="float" office:value="8451886" calcext:value-type="float">
            <text:p/>
          </table:table-cell>
          <table:table-cell table:style-name="ce7" office:value-type="float" office:value="2.019437" calcext:value-type="float">
            <text:p>2.019437</text:p>
          </table:table-cell>
          <table:table-cell table:style-name="ce7" table:formula="of:=ROUND([.K49]*[.G49])" office:value-type="float" office:value="113743" calcext:value-type="float">
            <text:p/>
          </table:table-cell>
          <table:table-cell table:style-name="ce7" table:formula="of:=[.J49]/[.G49]" office:value-type="float" office:value="3218395.02792115" calcext:value-type="float">
            <text:p/>
          </table:table-cell>
          <table:table-cell table:style-name="ce7" office:value-type="float" office:value="6499346" calcext:value-type="float">
            <text:p>6499346</text:p>
          </table:table-cell>
          <table:table-cell office:value-type="float" office:value="56324.113" calcext:value-type="float">
            <text:p>56324.11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300-8</text:p>
          </table:table-cell>
          <table:table-cell table:style-name="ce4" office:value-type="string" calcext:value-type="string">
            <text:p>UNSAT</text:p>
          </table:table-cell>
          <table:table-cell table:style-name="ce8" office:value-type="float" office:value="637.533" calcext:value-type="float">
            <text:p>637.533</text:p>
          </table:table-cell>
          <table:table-cell table:style-name="ce8" office:value-type="float" office:value="2322058751" calcext:value-type="float">
            <text:p>2322058751</text:p>
          </table:table-cell>
          <table:table-cell table:style-name="ce8" office:value-type="float" office:value="141873" calcext:value-type="float">
            <text:p>141873</text:p>
          </table:table-cell>
          <table:table-cell table:style-name="ce8" table:formula="of:=ROUND([.E50]*[.C50])" office:value-type="float" office:value="90448719" calcext:value-type="float">
            <text:p/>
          </table:table-cell>
          <table:table-cell table:style-name="ce8" office:value-type="float" office:value="15.944523" calcext:value-type="float">
            <text:p>15.944523</text:p>
          </table:table-cell>
          <table:table-cell table:style-name="ce8" table:formula="of:=ROUND([.K50]*[.G50])" office:value-type="float" office:value="558417" calcext:value-type="float">
            <text:p/>
          </table:table-cell>
          <table:table-cell table:style-name="ce8" table:formula="of:=[.J50]/[.G50]" office:value-type="float" office:value="1969346.33917866" calcext:value-type="float">
            <text:p/>
          </table:table-cell>
          <table:table-cell table:style-name="ce8" office:value-type="float" office:value="31400288" calcext:value-type="float">
            <text:p>31400288</text:p>
          </table:table-cell>
          <table:table-cell office:value-type="float" office:value="35022.496" calcext:value-type="float">
            <text:p>35022.49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ars-300-9</text:p>
          </table:table-cell>
          <table:table-cell table:style-name="ce3" office:value-type="string" calcext:value-type="string">
            <text:p>SAT</text:p>
          </table:table-cell>
          <table:table-cell table:style-name="ce7" office:value-type="float" office:value="161.689" calcext:value-type="float">
            <text:p>161.689</text:p>
          </table:table-cell>
          <table:table-cell table:style-name="ce7" office:value-type="float" office:value="781562367" calcext:value-type="float">
            <text:p>781562367</text:p>
          </table:table-cell>
          <table:table-cell table:style-name="ce7" office:value-type="float" office:value="146122" calcext:value-type="float">
            <text:p>146122</text:p>
          </table:table-cell>
          <table:table-cell table:style-name="ce7" table:formula="of:=ROUND([.E51]*[.C51])" office:value-type="float" office:value="23626320" calcext:value-type="float">
            <text:p/>
          </table:table-cell>
          <table:table-cell table:style-name="ce7" office:value-type="float" office:value="4.698871" calcext:value-type="float">
            <text:p>4.698871</text:p>
          </table:table-cell>
          <table:table-cell table:style-name="ce7" table:formula="of:=ROUND([.K51]*[.G51])" office:value-type="float" office:value="218985" calcext:value-type="float">
            <text:p/>
          </table:table-cell>
          <table:table-cell table:style-name="ce7" table:formula="of:=[.J51]/[.G51]" office:value-type="float" office:value="2649829.92723146" calcext:value-type="float">
            <text:p/>
          </table:table-cell>
          <table:table-cell table:style-name="ce7" office:value-type="float" office:value="12451209" calcext:value-type="float">
            <text:p>12451209</text:p>
          </table:table-cell>
          <table:table-cell office:value-type="float" office:value="46603.746" calcext:value-type="float">
            <text:p>46603.74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s-300-10</text:p>
          </table:table-cell>
          <table:table-cell table:style-name="ce4" office:value-type="string" calcext:value-type="string">
            <text:p>SAT</text:p>
          </table:table-cell>
          <table:table-cell table:style-name="ce8" office:value-type="float" office:value="287.638" calcext:value-type="float">
            <text:p>287.638</text:p>
          </table:table-cell>
          <table:table-cell table:style-name="ce8" office:value-type="float" office:value="735707497" calcext:value-type="float">
            <text:p>735707497</text:p>
          </table:table-cell>
          <table:table-cell table:style-name="ce8" office:value-type="float" office:value="146440" calcext:value-type="float">
            <text:p>146440</text:p>
          </table:table-cell>
          <table:table-cell table:style-name="ce8" table:formula="of:=ROUND([.E52]*[.C52])" office:value-type="float" office:value="42121709" calcext:value-type="float">
            <text:p/>
          </table:table-cell>
          <table:table-cell table:style-name="ce8" office:value-type="float" office:value="5.385405" calcext:value-type="float">
            <text:p>5.385405</text:p>
          </table:table-cell>
          <table:table-cell table:style-name="ce8" table:formula="of:=ROUND([.K52]*[.G52])" office:value-type="float" office:value="261765" calcext:value-type="float">
            <text:p/>
          </table:table-cell>
          <table:table-cell table:style-name="ce8" table:formula="of:=[.J52]/[.G52]" office:value-type="float" office:value="2727600.43116534" calcext:value-type="float">
            <text:p/>
          </table:table-cell>
          <table:table-cell table:style-name="ce8" office:value-type="float" office:value="14689233" calcext:value-type="float">
            <text:p>14689233</text:p>
          </table:table-cell>
          <table:table-cell office:value-type="float" office:value="48606.37" calcext:value-type="float">
            <text:p>48606.37</text:p>
          </table:table-cell>
          <table:table-cell table:number-columns-repeated="1012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3:45:40.035493824</meta:creation-date>
    <dc:date>2014-10-19T15:27:13.501786857</dc:date>
    <meta:editing-duration>PT18M36S</meta:editing-duration>
    <meta:editing-cycles>3</meta:editing-cycles>
    <meta:generator>LibreOffice/4.2.3.3$Linux_X86_64 LibreOffice_project/420m0$Build-3</meta:generator>
    <meta:document-statistic meta:table-count="1" meta:cell-count="561" meta:object-count="0"/>
  </office:meta>
</office:document-meta>
</file>